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aaa7b"/>
    </style:style>
    <style:style style:name="P2" style:family="paragraph" style:parent-style-name="Standard">
      <style:paragraph-properties fo:text-align="justify" style:justify-single-word="false"/>
      <style:text-properties officeooo:paragraph-rsid="001ca3d8"/>
    </style:style>
    <style:style style:name="P3" style:family="paragraph" style:parent-style-name="Standard">
      <style:paragraph-properties fo:text-align="justify" style:justify-single-word="false"/>
      <style:text-properties officeooo:paragraph-rsid="001d446f"/>
    </style:style>
    <style:style style:name="P4" style:family="paragraph" style:parent-style-name="Standard">
      <style:paragraph-properties fo:text-align="justify" style:justify-single-word="false"/>
      <style:text-properties officeooo:paragraph-rsid="002403c1"/>
    </style:style>
    <style:style style:name="P5" style:family="paragraph" style:parent-style-name="Standard">
      <style:paragraph-properties fo:text-align="justify" style:justify-single-word="false"/>
      <style:text-properties officeooo:paragraph-rsid="002ace28"/>
    </style:style>
    <style:style style:name="P6" style:family="paragraph" style:parent-style-name="Standard">
      <style:paragraph-properties fo:text-align="justify" style:justify-single-word="false"/>
      <style:text-properties officeooo:paragraph-rsid="00307ab3"/>
    </style:style>
    <style:style style:name="P7" style:family="paragraph" style:parent-style-name="Standard">
      <style:paragraph-properties fo:text-align="justify" style:justify-single-word="false"/>
      <style:text-properties officeooo:paragraph-rsid="0032fe7d"/>
    </style:style>
    <style:style style:name="P8" style:family="paragraph" style:parent-style-name="Standard">
      <style:paragraph-properties fo:text-align="justify" style:justify-single-word="false"/>
      <style:text-properties officeooo:rsid="0010c610" officeooo:paragraph-rsid="0010c610"/>
    </style:style>
    <style:style style:name="P9" style:family="paragraph" style:parent-style-name="Standard">
      <style:paragraph-properties fo:text-align="justify" style:justify-single-word="false"/>
      <style:text-properties officeooo:rsid="001497d4" officeooo:paragraph-rsid="001497d4"/>
    </style:style>
    <style:style style:name="P10" style:family="paragraph" style:parent-style-name="Standard">
      <style:paragraph-properties fo:text-align="justify" style:justify-single-word="false"/>
      <style:text-properties fo:color="#646464" style:font-name="Monospace" fo:font-size="10pt" officeooo:rsid="0010c610" officeooo:paragraph-rsid="0010c610" style:font-size-asian="10pt"/>
    </style:style>
    <style:style style:name="P11" style:family="paragraph" style:parent-style-name="Standard">
      <style:paragraph-properties fo:text-align="justify" style:justify-single-word="false"/>
      <style:text-properties fo:color="#646464" style:font-name="Monospace" fo:font-size="10pt" officeooo:rsid="00192c9c" officeooo:paragraph-rsid="001aaa7b" style:font-size-asian="10pt"/>
    </style:style>
    <style:style style:name="P12" style:family="paragraph" style:parent-style-name="Standard">
      <style:paragraph-properties fo:text-align="justify" style:justify-single-word="false"/>
      <style:text-properties officeooo:rsid="0011f559" officeooo:paragraph-rsid="0011f559"/>
    </style:style>
    <style:style style:name="P13" style:family="paragraph" style:parent-style-name="Standard">
      <style:paragraph-properties fo:text-align="justify" style:justify-single-word="false"/>
      <style:text-properties fo:color="#993366" officeooo:rsid="0012ae2c" officeooo:paragraph-rsid="0012ae2c"/>
    </style:style>
    <style:style style:name="P14" style:family="paragraph" style:parent-style-name="Standard">
      <style:paragraph-properties fo:text-align="justify" style:justify-single-word="false"/>
      <style:text-properties officeooo:rsid="0012ae2c" officeooo:paragraph-rsid="0012ae2c"/>
    </style:style>
    <style:style style:name="P15" style:family="paragraph" style:parent-style-name="Standard">
      <style:paragraph-properties fo:text-align="justify" style:justify-single-word="false"/>
      <style:text-properties officeooo:rsid="00192c9c" officeooo:paragraph-rsid="001aaa7b"/>
    </style:style>
    <style:style style:name="P16" style:family="paragraph" style:parent-style-name="Standard">
      <style:paragraph-properties fo:text-align="justify" style:justify-single-word="false"/>
      <style:text-properties fo:color="#000000" style:font-name="Monospace" fo:font-size="10pt" officeooo:rsid="00192c9c" officeooo:paragraph-rsid="001aaa7b" style:font-size-asian="10pt"/>
    </style:style>
    <style:style style:name="P17" style:family="paragraph" style:parent-style-name="Standard">
      <style:paragraph-properties fo:text-align="justify" style:justify-single-word="false"/>
      <style:text-properties fo:color="#000000" style:font-name="Monospace" fo:font-size="10pt" officeooo:rsid="001aaa7b" officeooo:paragraph-rsid="001aaa7b" style:font-size-asian="10pt"/>
    </style:style>
    <style:style style:name="P18" style:family="paragraph" style:parent-style-name="Standard">
      <style:paragraph-properties fo:text-align="justify" style:justify-single-word="false"/>
      <style:text-properties fo:color="#000000" style:font-name="Monospace" fo:font-size="10pt" officeooo:rsid="001ca3d8" officeooo:paragraph-rsid="001ca3d8" fo:background-color="#ffffff" style:font-size-asian="10pt"/>
    </style:style>
    <style:style style:name="P19" style:family="paragraph" style:parent-style-name="Standard">
      <style:paragraph-properties fo:text-align="justify" style:justify-single-word="false"/>
      <style:text-properties fo:color="#000000" style:font-name="Monospace" fo:font-size="10pt" officeooo:rsid="00192c9c" officeooo:paragraph-rsid="001ca3d8" fo:background-color="#ffffff" style:font-size-asian="10pt"/>
    </style:style>
    <style:style style:name="P20" style:family="paragraph" style:parent-style-name="Standard">
      <style:paragraph-properties fo:text-align="justify" style:justify-single-word="false"/>
      <style:text-properties fo:color="#000000" style:font-name="Monospace" fo:font-size="10pt" officeooo:rsid="001d446f" officeooo:paragraph-rsid="001d446f" fo:background-color="#ffffff" style:font-size-asian="10pt"/>
    </style:style>
    <style:style style:name="P21" style:family="paragraph" style:parent-style-name="Standard">
      <style:paragraph-properties fo:text-align="justify" style:justify-single-word="false"/>
      <style:text-properties fo:color="#000000" style:font-name="Monospace" fo:font-size="10pt" officeooo:rsid="002403c1" officeooo:paragraph-rsid="002403c1" fo:background-color="#ffffff" style:font-size-asian="10pt"/>
    </style:style>
    <style:style style:name="P22" style:family="paragraph" style:parent-style-name="Standard">
      <style:paragraph-properties fo:text-align="justify" style:justify-single-word="false"/>
      <style:text-properties fo:color="#000000" style:font-name="Monospace" fo:font-size="10pt" officeooo:rsid="0026c5df" officeooo:paragraph-rsid="0026c5df" fo:background-color="#ffffff" style:font-size-asian="10pt"/>
    </style:style>
    <style:style style:name="P23" style:family="paragraph" style:parent-style-name="Standard">
      <style:paragraph-properties fo:text-align="justify" style:justify-single-word="false"/>
      <style:text-properties fo:color="#000000" style:font-name="Monospace" fo:font-size="10pt" officeooo:rsid="00287804" officeooo:paragraph-rsid="00287804" fo:background-color="#ffffff" style:font-size-asian="10pt"/>
    </style:style>
    <style:style style:name="P24" style:family="paragraph" style:parent-style-name="Standard">
      <style:paragraph-properties fo:text-align="justify" style:justify-single-word="false"/>
      <style:text-properties fo:color="#000000" style:font-name="Monospace" fo:font-size="10pt" officeooo:rsid="002a2047" officeooo:paragraph-rsid="002a2047" fo:background-color="#ffffff" style:font-size-asian="10pt"/>
    </style:style>
    <style:style style:name="P25" style:family="paragraph" style:parent-style-name="Standard">
      <style:paragraph-properties fo:text-align="justify" style:justify-single-word="false"/>
      <style:text-properties fo:color="#000000" style:font-name="Monospace" fo:font-size="10pt" officeooo:rsid="002ace28" officeooo:paragraph-rsid="002ace28" fo:background-color="#ffffff" style:font-size-asian="10pt"/>
    </style:style>
    <style:style style:name="P26" style:family="paragraph" style:parent-style-name="Standard">
      <style:paragraph-properties fo:text-align="justify" style:justify-single-word="false"/>
      <style:text-properties fo:color="#000000" style:font-name="Monospace" fo:font-size="10pt" officeooo:rsid="002c1d73" officeooo:paragraph-rsid="002c1d73" fo:background-color="#ffffff" style:font-size-asian="10pt"/>
    </style:style>
    <style:style style:name="P27" style:family="paragraph" style:parent-style-name="Standard">
      <style:paragraph-properties fo:text-align="justify" style:justify-single-word="false"/>
      <style:text-properties fo:color="#000000" style:font-name="Monospace" fo:font-size="10pt" officeooo:rsid="002d4ede" officeooo:paragraph-rsid="002ace28" fo:background-color="#ffffff" style:font-size-asian="10pt"/>
    </style:style>
    <style:style style:name="P28" style:family="paragraph" style:parent-style-name="Standard">
      <style:paragraph-properties fo:text-align="justify" style:justify-single-word="false"/>
      <style:text-properties fo:color="#000000" style:font-name="Monospace" fo:font-size="10pt" officeooo:rsid="002d4ede" officeooo:paragraph-rsid="002d4ede" fo:background-color="#ffffff" style:font-size-asian="10pt"/>
    </style:style>
    <style:style style:name="P29" style:family="paragraph" style:parent-style-name="Standard">
      <style:paragraph-properties fo:text-align="justify" style:justify-single-word="false"/>
      <style:text-properties fo:color="#000000" style:font-name="Monospace" fo:font-size="10pt" officeooo:rsid="00307ab3" officeooo:paragraph-rsid="00307ab3" fo:background-color="#ffffff" style:font-size-asian="10pt"/>
    </style:style>
    <style:style style:name="P30" style:family="paragraph" style:parent-style-name="Standard">
      <style:paragraph-properties fo:text-align="justify" style:justify-single-word="false"/>
      <style:text-properties fo:color="#000000" style:font-name="Monospace" fo:font-size="10pt" officeooo:rsid="00307ab3" officeooo:paragraph-rsid="00334941" fo:background-color="#ffffff" style:font-size-asian="10pt"/>
    </style:style>
    <style:style style:name="P31" style:family="paragraph" style:parent-style-name="Standard">
      <style:paragraph-properties fo:text-align="justify" style:justify-single-word="false"/>
      <style:text-properties fo:color="#ff0000" style:font-name="Monospace" fo:font-size="10pt" officeooo:rsid="001ca3d8" officeooo:paragraph-rsid="001ca3d8" fo:background-color="#ffffff" style:font-size-asian="10pt"/>
    </style:style>
    <style:style style:name="P32" style:family="paragraph" style:parent-style-name="Standard">
      <style:paragraph-properties fo:text-align="justify" style:justify-single-word="false"/>
      <style:text-properties fo:color="#ff0000" style:font-name="Monospace" fo:font-size="10pt" officeooo:rsid="001d446f" officeooo:paragraph-rsid="001d446f" fo:background-color="#ffffff" style:font-size-asian="10pt"/>
    </style:style>
    <style:style style:name="P33" style:family="paragraph" style:parent-style-name="Standard">
      <style:paragraph-properties fo:text-align="justify" style:justify-single-word="false"/>
      <style:text-properties fo:color="#ff0000" style:font-name="Monospace" fo:font-size="10pt" officeooo:rsid="002403c1" officeooo:paragraph-rsid="002403c1" fo:background-color="#ffffff" style:font-size-asian="10pt"/>
    </style:style>
    <style:style style:name="P34" style:family="paragraph" style:parent-style-name="Standard">
      <style:paragraph-properties fo:margin-left="0cm" fo:margin-right="0cm" fo:text-align="start" style:justify-single-word="false" fo:text-indent="0cm" style:auto-text-indent="false"/>
    </style:style>
    <style:style style:name="P35" style:family="paragraph" style:parent-style-name="Standard">
      <style:paragraph-properties fo:margin-left="0cm" fo:margin-right="0cm" fo:text-align="start" style:justify-single-word="false" fo:text-indent="0cm" style:auto-text-indent="false"/>
      <style:text-properties officeooo:paragraph-rsid="0010c610"/>
    </style:style>
    <style:style style:name="P3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7" style:family="paragraph" style:parent-style-name="Standard">
      <style:paragraph-properties fo:margin-left="0cm" fo:margin-right="0cm" fo:text-align="start" style:justify-single-word="false" fo:text-indent="0cm" style:auto-text-indent="false"/>
      <style:text-properties fo:color="#0000ff" officeooo:paragraph-rsid="001639cd" fo:background-color="#ffffff"/>
    </style:style>
    <style:style style:name="P3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39"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22a1f7" style:font-size-asian="10pt"/>
    </style:style>
    <style:style style:name="P40"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10c610" officeooo:paragraph-rsid="0010c610" style:font-size-asian="10pt"/>
    </style:style>
    <style:style style:name="P41" style:family="paragraph" style:parent-style-name="Standard">
      <style:paragraph-properties fo:margin-left="0cm" fo:margin-right="0cm" fo:text-align="start" style:justify-single-word="false" fo:text-indent="0cm" style:auto-text-indent="false"/>
      <style:text-properties fo:color="#646464" style:font-name="Monospace" fo:font-size="10pt" style:font-size-asian="10pt"/>
    </style:style>
    <style:style style:name="P42" style:family="paragraph" style:parent-style-name="Standard">
      <style:paragraph-properties fo:margin-left="0cm" fo:margin-right="0cm" fo:text-align="start" style:justify-single-word="false" fo:text-indent="0cm" style:auto-text-indent="false" style:border-line-width-bottom="0cm 0.004cm 0.002cm" fo:padding="0.074cm" fo:border-left="none" fo:border-right="none" fo:border-top="none" fo:border-bottom="0.14pt double #000000" style:join-border="false"/>
      <style:text-properties fo:color="#000000" style:font-name="Monospace" fo:font-size="10pt" officeooo:rsid="0010c610" style:font-size-asian="10pt"/>
    </style:style>
    <style:style style:name="P43" style:family="paragraph" style:parent-style-name="Preformatted_20_Text">
      <style:paragraph-properties fo:text-align="justify" style:justify-single-word="false"/>
      <style:text-properties officeooo:paragraph-rsid="0011f559"/>
    </style:style>
    <style:style style:name="P44" style:family="paragraph" style:parent-style-name="Preformatted_20_Text">
      <style:paragraph-properties fo:text-align="justify" style:justify-single-word="false"/>
      <style:text-properties officeooo:paragraph-rsid="0012ae2c"/>
    </style:style>
    <style:style style:name="P45" style:family="paragraph" style:parent-style-name="Preformatted_20_Text">
      <style:paragraph-properties fo:text-align="justify" style:justify-single-word="false"/>
      <style:text-properties officeooo:paragraph-rsid="003a43e6"/>
    </style:style>
    <style:style style:name="P46" style:family="paragraph" style:parent-style-name="Preformatted_20_Text">
      <style:text-properties officeooo:paragraph-rsid="001fed0b"/>
    </style:style>
    <style:style style:name="P47" style:family="paragraph" style:parent-style-name="Preformatted_20_Text">
      <style:paragraph-properties fo:text-align="justify" style:justify-single-word="false"/>
      <style:text-properties officeooo:rsid="0011f559" officeooo:paragraph-rsid="0011f559"/>
    </style:style>
    <style:style style:name="P48" style:family="paragraph" style:parent-style-name="Preformatted_20_Text">
      <style:paragraph-properties fo:text-align="justify" style:justify-single-word="false"/>
      <style:text-properties fo:color="#ff0000" style:font-name="Monospace" fo:font-size="10pt" officeooo:rsid="001d446f" officeooo:paragraph-rsid="001d446f" fo:background-color="#ffffff" style:font-size-asian="10pt"/>
    </style:style>
    <style:style style:name="P49" style:family="paragraph" style:parent-style-name="Preformatted_20_Text">
      <style:paragraph-properties fo:text-align="justify" style:justify-single-word="false"/>
      <style:text-properties fo:color="#000000" style:font-name="Monospace" fo:font-size="10pt" officeooo:rsid="002ace28" officeooo:paragraph-rsid="002c1d73" fo:background-color="#ffffff" style:font-size-asian="10pt"/>
    </style:style>
    <style:style style:name="P50" style:family="paragraph" style:parent-style-name="Preformatted_20_Text">
      <style:paragraph-properties fo:text-align="justify" style:justify-single-word="false"/>
      <style:text-properties fo:color="#000000" style:font-name="Monospace" fo:font-size="10pt" officeooo:rsid="002d4ede" officeooo:paragraph-rsid="002d4ede" fo:background-color="#ffffff" style:font-size-asian="10pt"/>
    </style:style>
    <style:style style:name="P51" style:family="paragraph" style:parent-style-name="Preformatted_20_Text">
      <style:paragraph-properties fo:text-align="justify" style:justify-single-word="false"/>
      <style:text-properties fo:color="#000000" style:font-name="Monospace" fo:font-size="10pt" officeooo:rsid="00307ab3" officeooo:paragraph-rsid="00327898" fo:background-color="#ffffff" style:font-size-asian="10pt"/>
    </style:style>
    <style:style style:name="P52" style:family="paragraph" style:parent-style-name="Preformatted_20_Text">
      <style:paragraph-properties fo:margin-top="0cm" fo:margin-bottom="0.499cm" style:contextual-spacing="false"/>
    </style:style>
    <style:style style:name="P53" style:family="paragraph" style:parent-style-name="Preformatted_20_Text">
      <style:paragraph-properties fo:margin-top="0cm" fo:margin-bottom="0.499cm" style:contextual-spacing="false"/>
      <style:text-properties officeooo:paragraph-rsid="001fed0b"/>
    </style:style>
    <style:style style:name="P54" style:family="paragraph" style:parent-style-name="Preformatted_20_Text">
      <style:paragraph-properties fo:margin-top="0cm" fo:margin-bottom="0.499cm" style:contextual-spacing="false"/>
      <style:text-properties officeooo:rsid="001fed0b" officeooo:paragraph-rsid="001fed0b"/>
    </style:style>
    <style:style style:name="P55" style:family="paragraph" style:parent-style-name="Preformatted_20_Text">
      <style:paragraph-properties fo:margin-top="0cm" fo:margin-bottom="0.499cm" style:contextual-spacing="false"/>
      <style:text-properties officeooo:rsid="0020ff9e" officeooo:paragraph-rsid="0020ff9e"/>
    </style:style>
    <style:style style:name="P56" style:family="paragraph" style:parent-style-name="Preformatted_20_Text">
      <style:paragraph-properties fo:margin-top="0cm" fo:margin-bottom="0.499cm" style:contextual-spacing="false"/>
      <style:text-properties officeooo:rsid="0022a1f7" officeooo:paragraph-rsid="0022a1f7"/>
    </style:style>
    <style:style style:name="P57" style:family="paragraph" style:parent-style-name="Preformatted_20_Text">
      <style:paragraph-properties fo:margin-top="0cm" fo:margin-bottom="0.499cm" style:contextual-spacing="false"/>
      <style:text-properties officeooo:rsid="002e2def"/>
    </style:style>
    <style:style style:name="P58" style:family="paragraph" style:parent-style-name="Preformatted_20_Text">
      <style:paragraph-properties fo:margin-top="0cm" fo:margin-bottom="0.499cm" style:contextual-spacing="false"/>
      <style:text-properties officeooo:rsid="002e2def" officeooo:paragraph-rsid="002e2def"/>
    </style:style>
    <style:style style:name="P59" style:family="paragraph" style:parent-style-name="Preformatted_20_Text">
      <style:paragraph-properties fo:margin-top="0cm" fo:margin-bottom="0.499cm" style:contextual-spacing="false" fo:padding="0.074cm" fo:border-left="none" fo:border-right="none" fo:border-top="none" fo:border-bottom="0.06pt solid #000000" style:join-border="false"/>
    </style:style>
    <style:style style:name="P60" style:family="paragraph" style:parent-style-name="Preformatted_20_Text">
      <style:paragraph-properties fo:margin-top="0cm" fo:margin-bottom="0.499cm" style:contextual-spacing="false" style:border-line-width-bottom="0cm 0.004cm 0.002cm" fo:padding="0.074cm" fo:border-left="none" fo:border-right="none" fo:border-top="none" fo:border-bottom="0.14pt double #000000" style:join-border="false"/>
      <style:text-properties officeooo:rsid="0022a1f7" officeooo:paragraph-rsid="0022a1f7"/>
    </style:style>
    <style:style style:name="P61" style:family="paragraph" style:parent-style-name="Standard">
      <style:paragraph-properties fo:text-align="justify" style:justify-single-word="false" style:border-line-width-bottom="0cm 0.004cm 0.002cm" fo:padding="0.074cm" fo:border-left="none" fo:border-right="none" fo:border-top="none" fo:border-bottom="0.14pt double #000000" style:join-border="false"/>
      <style:text-properties fo:color="#000000" style:font-name="Monospace" fo:font-size="10pt" officeooo:rsid="001ca3d8" officeooo:paragraph-rsid="001ca3d8" fo:background-color="#ffffff" style:font-size-asian="10pt"/>
    </style:style>
    <style:style style:name="P62" style:family="paragraph" style:parent-style-name="Standard">
      <style:paragraph-properties fo:text-align="justify" style:justify-single-word="false" style:border-line-width-bottom="0cm 0.004cm 0.002cm" fo:padding="0.074cm" fo:border-left="none" fo:border-right="none" fo:border-top="none" fo:border-bottom="0.14pt double #000000" style:join-border="false"/>
      <style:text-properties fo:color="#ff0000" style:font-name="Monospace" fo:font-size="10pt" officeooo:rsid="002403c1" officeooo:paragraph-rsid="001d446f" fo:background-color="#ffffff" style:font-size-asian="10pt"/>
    </style:style>
    <style:style style:name="P63" style:family="paragraph" style:parent-style-name="Standard">
      <style:paragraph-properties fo:text-align="justify" style:justify-single-word="false" fo:padding="0.074cm" fo:border-left="none" fo:border-right="none" fo:border-top="none" fo:border-bottom="0.06pt solid #000000" style:join-border="false"/>
      <style:text-properties fo:color="#000000" style:font-name="Monospace" fo:font-size="10pt" officeooo:rsid="0026c5df" officeooo:paragraph-rsid="002403c1" fo:background-color="#ffffff" style:font-size-asian="10pt"/>
    </style:style>
    <style:style style:name="P64" style:family="paragraph" style:parent-style-name="Text_20_body">
      <style:paragraph-properties fo:text-align="justify" style:justify-single-word="false"/>
      <style:text-properties fo:color="#000000" style:font-name="Monospace" fo:font-size="10pt" officeooo:rsid="00307ab3" officeooo:paragraph-rsid="003a43e6" fo:background-color="#ffffff" style:font-size-asian="10pt"/>
    </style:style>
    <style:style style:name="P65" style:family="paragraph" style:parent-style-name="Text_20_body">
      <style:paragraph-properties fo:text-align="justify" style:justify-single-word="false"/>
      <style:text-properties officeooo:paragraph-rsid="003a43e6"/>
    </style:style>
    <style:style style:name="P66" style:family="paragraph" style:parent-style-name="Heading_20_2">
      <style:paragraph-properties fo:text-align="justify" style:justify-single-word="false"/>
      <style:text-properties fo:color="#000000" style:font-name="Monospace" fo:font-size="10pt" officeooo:rsid="00307ab3" officeooo:paragraph-rsid="0036dabf" fo:background-color="#ffffff" style:font-size-asian="10pt"/>
    </style:style>
    <style:style style:name="P67" style:family="paragraph" style:parent-style-name="Standard" style:master-page-name="Standard">
      <style:paragraph-properties fo:text-align="center" style:justify-single-word="false" style:page-number="auto"/>
      <style:text-properties officeooo:rsid="0010c610" officeooo:paragraph-rsid="0010c610"/>
    </style:style>
    <style:style style:name="P68" style:family="paragraph" style:parent-style-name="Standard">
      <style:paragraph-properties fo:text-align="justify" style:justify-single-word="false" fo:padding="0.074cm" fo:border-left="none" fo:border-right="none" fo:border-top="none" fo:border-bottom="0.06pt solid #000000" style:join-border="false"/>
      <style:text-properties fo:color="#000000" style:font-name="Monospace" fo:font-size="10pt" officeooo:rsid="00327898" officeooo:paragraph-rsid="00307ab3" fo:background-color="#ffffff" style:font-size-asian="10pt"/>
    </style:style>
    <style:style style:name="P69" style:family="paragraph" style:parent-style-name="Standard">
      <style:paragraph-properties fo:text-align="justify" style:justify-single-word="false"/>
      <style:text-properties fo:color="#000000" style:font-name="Monospace" fo:font-size="10pt" officeooo:rsid="00327898" officeooo:paragraph-rsid="00327898" fo:background-color="#ffffff" style:font-size-asian="10pt"/>
    </style:style>
    <style:style style:name="P70" style:family="paragraph" style:parent-style-name="Standard">
      <style:paragraph-properties fo:text-align="justify" style:justify-single-word="false"/>
      <style:text-properties fo:color="#000000" style:font-name="Monospace" fo:font-size="10pt" officeooo:rsid="0032fe7d" officeooo:paragraph-rsid="0032fe7d" fo:background-color="#ffffff" style:font-size-asian="10pt"/>
    </style:style>
    <style:style style:name="P71" style:family="paragraph" style:parent-style-name="Standard">
      <style:paragraph-properties fo:text-align="justify" style:justify-single-word="false"/>
      <style:text-properties fo:color="#000000" style:font-name="Monospace" fo:font-size="10pt" officeooo:rsid="00344a36" officeooo:paragraph-rsid="00334941" fo:background-color="#ffffff" style:font-size-asian="10pt"/>
    </style:style>
    <style:style style:name="P72" style:family="paragraph" style:parent-style-name="Standard">
      <style:paragraph-properties fo:text-align="justify" style:justify-single-word="false"/>
      <style:text-properties fo:color="#000000" style:font-name="Monospace" fo:font-size="10pt" officeooo:rsid="003632e1" officeooo:paragraph-rsid="003632e1" fo:background-color="#ffffff" style:font-size-asian="10pt"/>
    </style:style>
    <style:style style:name="P73" style:family="paragraph" style:parent-style-name="Standard">
      <style:paragraph-properties fo:text-align="justify" style:justify-single-word="false"/>
      <style:text-properties fo:color="#000000" style:font-name="Monospace" fo:font-size="10pt" officeooo:rsid="0036dabf" officeooo:paragraph-rsid="0036dabf" fo:background-color="#ffffff" style:font-size-asian="10pt"/>
    </style:style>
    <style:style style:name="P74" style:family="paragraph" style:parent-style-name="Text_20_body">
      <style:paragraph-properties fo:text-align="justify" style:justify-single-word="false"/>
      <style:text-properties fo:color="#000000" style:font-name="Monospace" fo:font-size="10pt" officeooo:rsid="003a43e6" officeooo:paragraph-rsid="0036dabf" fo:background-color="#ffffff" style:font-size-asian="10pt"/>
    </style:style>
    <style:style style:name="P75" style:family="paragraph" style:parent-style-name="Text_20_body">
      <style:paragraph-properties fo:text-align="justify" style:justify-single-word="false"/>
      <style:text-properties fo:color="#000000" style:font-name="Monospace" fo:font-size="10pt" officeooo:rsid="003a43e6" officeooo:paragraph-rsid="003a43e6" fo:background-color="#ffffff" style:font-size-asian="10pt"/>
    </style:style>
    <style:style style:name="P76" style:family="paragraph" style:parent-style-name="Text_20_body" style:list-style-name="L1"/>
    <style:style style:name="P77" style:family="paragraph" style:parent-style-name="Text_20_body">
      <style:paragraph-properties fo:text-align="justify" style:justify-single-word="false" fo:padding="0.074cm" fo:border-left="none" fo:border-right="none" fo:border-top="none" fo:border-bottom="0.06pt solid #000000" style:join-border="false"/>
      <style:text-properties fo:color="#000000" style:font-name="Monospace" fo:font-size="10pt" officeooo:rsid="003a43e6" officeooo:paragraph-rsid="003a43e6" fo:background-color="#ffffff" style:font-size-asian="10pt"/>
    </style:style>
    <style:style style:name="P78" style:family="paragraph" style:parent-style-name="Text_20_body" style:list-style-name="L1">
      <style:paragraph-properties fo:margin-top="0cm" fo:margin-bottom="0cm" style:contextual-spacing="false"/>
    </style:style>
    <style:style style:name="P79" style:family="paragraph" style:parent-style-name="Preformatted_20_Text">
      <style:paragraph-properties fo:text-align="justify" style:justify-single-word="false"/>
      <style:text-properties fo:color="#000000" style:font-name="Monospace" fo:font-size="10pt" officeooo:rsid="0036dabf" officeooo:paragraph-rsid="0036dabf" fo:background-color="#ffffff" style:font-size-asian="10pt"/>
    </style:style>
    <style:style style:name="P80" style:family="paragraph" style:parent-style-name="Preformatted_20_Text">
      <style:paragraph-properties fo:text-align="justify" style:justify-single-word="false"/>
      <style:text-properties fo:color="#000000" style:font-name="Monospace" fo:font-size="10pt" officeooo:rsid="0032fe7d" officeooo:paragraph-rsid="0032fe7d" fo:background-color="#ffffff" style:font-size-asian="10pt"/>
    </style:style>
    <style:style style:name="T1" style:family="text">
      <style:text-properties officeooo:rsid="0020ff9e"/>
    </style:style>
    <style:style style:name="T2" style:family="text">
      <style:text-properties fo:color="#646464" style:font-name="Monospace" fo:font-size="10pt" style:font-size-asian="10pt"/>
    </style:style>
    <style:style style:name="T3" style:family="text">
      <style:text-properties fo:color="#646464" style:font-name="Monospace" fo:font-size="10pt" officeooo:rsid="0010c610" style:font-size-asian="10pt"/>
    </style:style>
    <style:style style:name="T4" style:family="text">
      <style:text-properties fo:color="#646464" style:font-name="Monospace" fo:font-size="10pt" officeooo:rsid="00192c9c" style:font-size-asian="10pt"/>
    </style:style>
    <style:style style:name="T5" style:family="text">
      <style:text-properties fo:color="#646464" style:font-name="Monospace" fo:font-size="10pt" officeooo:rsid="00192c9c" fo:background-color="#ffffff" loext:char-shading-value="0" style:font-size-asian="10pt"/>
    </style:style>
    <style:style style:name="T6" style:family="text">
      <style:text-properties fo:color="#646464" style:font-name="Monospace" fo:font-size="10pt" officeooo:rsid="001d446f" fo:background-color="#ffffff" loext:char-shading-value="0" style:font-size-asian="10pt"/>
    </style:style>
    <style:style style:name="T7" style:family="text">
      <style:text-properties style:font-name="Monospace" fo:font-size="10pt" officeooo:rsid="0017544d" style:font-size-asian="10pt"/>
    </style:style>
    <style:style style:name="T8" style:family="text">
      <style:text-properties style:font-name="Monospace" fo:font-size="10pt" officeooo:rsid="001639cd" style:font-size-asian="10pt"/>
    </style:style>
    <style:style style:name="T9" style:family="text">
      <style:text-properties fo:color="#000000" style:font-name="Monospace" fo:font-size="10pt" style:font-size-asian="10pt"/>
    </style:style>
    <style:style style:name="T10" style:family="text">
      <style:text-properties fo:color="#000000" style:font-name="Monospace" fo:font-size="10pt" officeooo:rsid="0010c610" style:font-size-asian="10pt"/>
    </style:style>
    <style:style style:name="T11" style:family="text">
      <style:text-properties fo:color="#000000" style:font-name="Monospace" fo:font-size="10pt" officeooo:rsid="00192c9c" style:font-size-asian="10pt"/>
    </style:style>
    <style:style style:name="T12" style:family="text">
      <style:text-properties fo:color="#000000" style:font-name="Monospace" fo:font-size="10pt" officeooo:rsid="001aaa7b" style:font-size-asian="10pt"/>
    </style:style>
    <style:style style:name="T13" style:family="text">
      <style:text-properties fo:color="#000000" style:font-name="Monospace" fo:font-size="10pt" officeooo:rsid="001ca3d8" style:font-size-asian="10pt"/>
    </style:style>
    <style:style style:name="T14" style:family="text">
      <style:text-properties fo:color="#000000" style:font-name="Monospace" fo:font-size="10pt" style:text-underline-style="solid" style:text-underline-width="auto" style:text-underline-color="font-color" style:font-size-asian="10pt"/>
    </style:style>
    <style:style style:name="T15" style:family="text">
      <style:text-properties fo:color="#000000" style:font-name="Monospace" fo:font-size="10pt" style:text-underline-style="solid" style:text-underline-width="auto" style:text-underline-color="font-color" officeooo:rsid="00192c9c" style:font-size-asian="10pt"/>
    </style:style>
    <style:style style:name="T16" style:family="text">
      <style:text-properties fo:color="#000000" style:font-name="Monospace" fo:font-size="10pt" style:text-underline-style="solid" style:text-underline-width="auto" style:text-underline-color="font-color" officeooo:rsid="00192c9c" fo:background-color="#ffffff" loext:char-shading-value="0" style:font-size-asian="10pt"/>
    </style:style>
    <style:style style:name="T17" style:family="text">
      <style:text-properties fo:color="#000000" style:font-name="Monospace" fo:font-size="10pt" officeooo:rsid="0010c610" fo:background-color="#dc2300" loext:char-shading-value="0" style:font-size-asian="10pt"/>
    </style:style>
    <style:style style:name="T18" style:family="text">
      <style:text-properties fo:color="#000000" style:font-name="Monospace" fo:font-size="10pt" fo:background-color="#ffffff" loext:char-shading-value="0" style:font-size-asian="10pt"/>
    </style:style>
    <style:style style:name="T19" style:family="text">
      <style:text-properties fo:color="#000000" style:font-name="Monospace" fo:font-size="10pt" officeooo:rsid="00192c9c" fo:background-color="#ffffff" loext:char-shading-value="0" style:font-size-asian="10pt"/>
    </style:style>
    <style:style style:name="T20" style:family="text">
      <style:text-properties fo:color="#000000" style:font-name="Monospace" fo:font-size="10pt" officeooo:rsid="001ca3d8" fo:background-color="#ffffff" loext:char-shading-value="0" style:font-size-asian="10pt"/>
    </style:style>
    <style:style style:name="T21" style:family="text">
      <style:text-properties fo:color="#000000" style:font-name="Monospace" fo:font-size="10pt" officeooo:rsid="002a2047" fo:background-color="#ffffff" loext:char-shading-value="0" style:font-size-asian="10pt"/>
    </style:style>
    <style:style style:name="T22" style:family="text">
      <style:text-properties fo:color="#000000" style:font-name="Monospace" fo:font-size="10pt" officeooo:rsid="002ace28" fo:background-color="#ffffff" loext:char-shading-value="0" style:font-size-asian="10pt"/>
    </style:style>
    <style:style style:name="T23" style:family="text">
      <style:text-properties fo:color="#000000" style:font-name="Monospace" fo:font-size="10pt" officeooo:rsid="002d4ede" fo:background-color="#ffffff" loext:char-shading-value="0" style:font-size-asian="10pt"/>
    </style:style>
    <style:style style:name="T24" style:family="text">
      <style:text-properties fo:color="#000000" style:font-name="Monospace" fo:font-size="10pt" officeooo:rsid="00307ab3" fo:background-color="#ffffff" loext:char-shading-value="0" style:font-size-asian="10pt"/>
    </style:style>
    <style:style style:name="T25" style:family="text">
      <style:text-properties fo:color="#000000" style:font-name="Monospace" fo:font-size="10pt" officeooo:rsid="0032fe7d" fo:background-color="#ffffff" loext:char-shading-value="0" style:font-size-asian="10pt"/>
    </style:style>
    <style:style style:name="T26" style:family="text">
      <style:text-properties fo:color="#000000" fo:font-size="10pt" officeooo:rsid="00307ab3" fo:background-color="#ffffff" loext:char-shading-value="0" style:font-size-asian="10pt"/>
    </style:style>
    <style:style style:name="T27" style:family="text">
      <style:text-properties fo:color="#2a00ff" style:font-name="Monospace" fo:font-size="10pt" style:font-size-asian="10pt"/>
    </style:style>
    <style:style style:name="T28" style:family="text">
      <style:text-properties fo:color="#7f0055" style:font-name="Monospace" fo:font-size="10pt" fo:font-weight="bold" style:font-size-asian="10pt" style:font-weight-asian="bold"/>
    </style:style>
    <style:style style:name="T29" style:family="text">
      <style:text-properties fo:color="#7f0055" style:font-name="Monospace" fo:font-size="10pt" fo:font-weight="bold" officeooo:rsid="00192c9c" style:font-size-asian="10pt" style:font-weight-asian="bold"/>
    </style:style>
    <style:style style:name="T30" style:family="text">
      <style:text-properties fo:color="#7f0055" style:font-name="Monospace" fo:font-size="10pt" fo:font-weight="bold" officeooo:rsid="00192c9c" fo:background-color="#ffffff" loext:char-shading-value="0" style:font-size-asian="10pt" style:font-weight-asian="bold"/>
    </style:style>
    <style:style style:name="T31" style:family="text">
      <style:text-properties fo:color="#0000c0" style:font-name="Monospace" fo:font-size="10pt" style:font-size-asian="10pt"/>
    </style:style>
    <style:style style:name="T32" style:family="text">
      <style:text-properties fo:color="#0000c0" style:font-name="Monospace" fo:font-size="10pt" officeooo:rsid="00192c9c" style:font-size-asian="10pt"/>
    </style:style>
    <style:style style:name="T33" style:family="text">
      <style:text-properties fo:color="#0000c0" style:font-name="Monospace" fo:font-size="10pt" fo:font-style="italic" style:font-size-asian="10pt" style:font-style-asian="italic"/>
    </style:style>
    <style:style style:name="T34" style:family="text">
      <style:text-properties fo:color="#0000c0" style:font-name="Monospace" fo:font-size="10pt" fo:font-style="italic" officeooo:rsid="0010c610" style:font-size-asian="10pt" style:font-style-asian="italic"/>
    </style:style>
    <style:style style:name="T35" style:family="text">
      <style:text-properties fo:color="#0000c0" style:font-name="Monospace" fo:font-size="10pt" fo:font-style="italic" officeooo:rsid="00192c9c" style:font-size-asian="10pt" style:font-style-asian="italic"/>
    </style:style>
    <style:style style:name="T36" style:family="text">
      <style:text-properties fo:color="#0000c0" style:font-name="Monospace" fo:font-size="10pt" officeooo:rsid="00192c9c" fo:background-color="#ffffff" loext:char-shading-value="0" style:font-size-asian="10pt"/>
    </style:style>
    <style:style style:name="T37" style:family="text">
      <style:text-properties officeooo:rsid="0012ae2c"/>
    </style:style>
    <style:style style:name="T38" style:family="text">
      <style:text-properties fo:color="#dc2300" style:font-name="Monospace" fo:font-size="10pt" officeooo:rsid="001aaa7b" style:font-size-asian="10pt"/>
    </style:style>
    <style:style style:name="T39" style:family="text">
      <style:text-properties fo:color="#ff0000" style:font-name="Monospace" fo:font-size="10pt" officeooo:rsid="001ca3d8" fo:background-color="#ffffff" loext:char-shading-value="0" style:font-size-asian="10pt"/>
    </style:style>
    <style:style style:name="T40" style:family="text">
      <style:text-properties fo:color="#ff0000" style:font-name="Monospace" fo:font-size="10pt" officeooo:rsid="001d446f" fo:background-color="#ffffff" loext:char-shading-value="0" style:font-size-asian="10pt"/>
    </style:style>
    <style:style style:name="T41" style:family="text">
      <style:text-properties fo:color="#ff0000" style:font-name="Monospace" fo:font-size="10pt" officeooo:rsid="002403c1" fo:background-color="#ffffff" loext:char-shading-value="0" style:font-size-asian="10pt"/>
    </style:style>
    <style:style style:name="T42" style:family="text">
      <style:text-properties fo:color="#ff0000" style:font-name="Monospace" fo:font-size="10pt" officeooo:rsid="00269727" fo:background-color="#ffffff" loext:char-shading-value="0" style:font-size-asian="10pt"/>
    </style:style>
    <style:style style:name="T43" style:family="text">
      <style:text-properties fo:color="#ff0000" style:font-name="Monospace" fo:font-size="10pt" officeooo:rsid="002fefdf" fo:background-color="#ffffff" loext:char-shading-value="0" style:font-size-asian="10pt"/>
    </style:style>
    <style:style style:name="T44" style:family="text">
      <style:text-properties fo:color="#ff0000" fo:font-size="10pt" officeooo:rsid="001d446f" fo:background-color="#ffffff" loext:char-shading-value="0" style:font-size-asian="10pt"/>
    </style:style>
    <style:style style:name="T45" style:family="text">
      <style:text-properties officeooo:rsid="0032fe7d"/>
    </style:style>
    <style:style style:name="T46" style:family="text">
      <style:text-properties officeooo:rsid="00334941"/>
    </style:style>
    <style:style style:name="T47" style:family="text">
      <style:text-properties officeooo:rsid="0036dabf"/>
    </style:style>
    <style:style style:name="T48" style:family="text">
      <style:text-properties officeooo:rsid="003a43e6"/>
    </style:style>
    <style:style style:name="T49" style:family="text">
      <style:text-properties fo:font-weight="bold" officeooo:rsid="003a43e6"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tab/><text:tab/>Hibernate fetching performance </text:p>
      <text:p text:style-name="P8"/>
      <text:p text:style-name="P8">Mamy : </text:p>
      <text:p text:style-name="P9">+----+-----------+----------+ </text:p>
      <text:p text:style-name="P9">| id | firstName | lastName | </text:p>
      <text:p text:style-name="P9">+----+-----------+----------+ </text:p>
      <text:p text:style-name="P9">| <text:s/>4 | Bill <text:s text:c="5"/>| Banks <text:s text:c="3"/>| </text:p>
      <text:p text:style-name="P9">| <text:s/>5 | Steve <text:s text:c="4"/>| Jobs <text:s text:c="4"/>| </text:p>
      <text:p text:style-name="P9">| <text:s/>6 | Clark <text:s text:c="4"/>| Jacob <text:s text:c="3"/>| </text:p>
      <text:p text:style-name="P9">+----+-----------+----------+ </text:p>
      <text:p text:style-name="P9"/>
      <text:p text:style-name="P9">+----+-------------+-----------+----------+ </text:p>
      <text:p text:style-name="P9">| id | CITY <text:s text:c="7"/>| PERSON_ID | ZIP_CODE | </text:p>
      <text:p text:style-name="P9">+----+-------------+-----------+----------+ </text:p>
      <text:p text:style-name="P9">| 11 | ILZA <text:s text:c="7"/>| <text:s text:c="8"/>4 | 12345 <text:s text:c="3"/>| </text:p>
      <text:p text:style-name="P9">| 12 | Radom <text:s text:c="6"/>| <text:s text:c="8"/>4 | 54321 <text:s text:c="3"/>| </text:p>
      <text:p text:style-name="P9">| 13 | Warszawa <text:s text:c="3"/>| <text:s text:c="8"/>4 | 11221 <text:s text:c="3"/>| </text:p>
      <text:p text:style-name="P9">| 14 | Berlin <text:s text:c="5"/>| <text:s text:c="8"/>4 | 22331 <text:s text:c="3"/>| </text:p>
      <text:p text:style-name="P9">| 15 | Ostroleka <text:s text:c="2"/>| <text:s text:c="8"/>5 | 12345 <text:s text:c="3"/>| </text:p>
      <text:p text:style-name="P9">| 16 | Krakow <text:s text:c="5"/>| <text:s text:c="8"/>5 | 54321 <text:s text:c="3"/>| </text:p>
      <text:p text:style-name="P9">| 17 | Olso <text:s text:c="7"/>| <text:s text:c="8"/>5 | 11221 <text:s text:c="3"/>| </text:p>
      <text:p text:style-name="P9">| 18 | Moskwa <text:s text:c="5"/>| <text:s text:c="8"/>5 | 22331 <text:s text:c="3"/>| </text:p>
      <text:p text:style-name="P9">| 19 | Meksyk City | <text:s text:c="8"/>6 | 12345 <text:s text:c="3"/>| </text:p>
      <text:p text:style-name="P9">| 20 | Poznan <text:s text:c="5"/>| <text:s text:c="8"/>6 | 54321 <text:s text:c="3"/>| </text:p>
      <text:p text:style-name="P9">+----+-------------+-----------+----------+ </text:p>
      <text:p text:style-name="P8"/>
      <text:p text:style-name="P10">@Entity</text:p>
      <text:p text:style-name="P34"><text:span text:style-name="T2">@Table</text:span><text:span text:style-name="T9">(name = </text:span><text:span text:style-name="T27">"N_PERSON"</text:span><text:span text:style-name="T9">)</text:span></text:p>
      <text:p text:style-name="P34"><text:span text:style-name="T28">public</text:span><text:span text:style-name="T9"> </text:span><text:span text:style-name="T28">class</text:span><text:span text:style-name="T9"> Person </text:span><text:span text:style-name="T28">implements</text:span><text:span text:style-name="T9"> PKNature {</text:span></text:p>
      <text:p text:style-name="P38"/>
      <text:p text:style-name="P34"><text:span text:style-name="T9"><text:tab/></text:span><text:span text:style-name="T28">private</text:span><text:span text:style-name="T9"> String </text:span><text:span text:style-name="T31">firstName</text:span><text:span text:style-name="T9"> = </text:span><text:span text:style-name="T28">null</text:span><text:span text:style-name="T9">;</text:span></text:p>
      <text:p text:style-name="P34"><text:span text:style-name="T9"><text:tab/></text:span><text:span text:style-name="T28">private</text:span><text:span text:style-name="T9"> String </text:span><text:span text:style-name="T31">lastName</text:span><text:span text:style-name="T9"> = </text:span><text:span text:style-name="T28">null</text:span><text:span text:style-name="T9">;</text:span></text:p>
      <text:p text:style-name="P38"/>
      <text:p text:style-name="P34"><text:span text:style-name="T9"><text:tab/></text:span><text:span text:style-name="T2">@OneToMany</text:span><text:span text:style-name="T9">(mappedBy = </text:span><text:span text:style-name="T27">"person"</text:span><text:span text:style-name="T9">, cascade = CascadeType.</text:span><text:span text:style-name="T33">ALL</text:span><text:span text:style-name="T9">)</text:span></text:p>
      <text:p text:style-name="P34"><text:span text:style-name="T9"><text:tab/></text:span><text:span text:style-name="T2">@Column</text:span><text:span text:style-name="T9">(name = </text:span><text:span text:style-name="T27">"id"</text:span><text:span text:style-name="T9">)</text:span></text:p>
      <text:p text:style-name="P34"><text:span text:style-name="T9"><text:tab/></text:span><text:span text:style-name="T2">@Fetch</text:span><text:span text:style-name="T9">(FetchMode.</text:span><text:span text:style-name="T33">SELECT</text:span><text:span text:style-name="T9">)</text:span></text:p>
      <text:p text:style-name="P34"><text:span text:style-name="T9"><text:tab/></text:span><text:span text:style-name="T28">private</text:span><text:span text:style-name="T9"> List&lt;Address&gt; </text:span><text:span text:style-name="T31">addresses</text:span><text:span text:style-name="T9"> = </text:span><text:span text:style-name="T28">new</text:span><text:span text:style-name="T9"> </text:span><text:span text:style-name="T14">ArrayList</text:span><text:span text:style-name="T9">&lt;Address&gt;();</text:span></text:p>
      <text:p text:style-name="P8"/>
      <text:p text:style-name="P8">Oraz encje Address :</text:p>
      <text:p text:style-name="P8"/>
      <text:p text:style-name="P8"/>
      <text:p text:style-name="P10">@Entity</text:p>
      <text:p text:style-name="P34"><text:span text:style-name="T2">@Table</text:span><text:span text:style-name="T9">(name = </text:span><text:span text:style-name="T27">"N_Address"</text:span><text:span text:style-name="T9">)</text:span></text:p>
      <text:p text:style-name="P34"><text:span text:style-name="T28">public</text:span><text:span text:style-name="T9"> </text:span><text:span text:style-name="T28">class</text:span><text:span text:style-name="T9"> Address </text:span><text:span text:style-name="T28">implements</text:span><text:span text:style-name="T9"> PKNature {</text:span></text:p>
      <text:p text:style-name="P41"/>
      <text:p text:style-name="P34"><text:span text:style-name="T9"><text:tab/></text:span><text:span text:style-name="T2">@Column</text:span><text:span text:style-name="T9">(name = </text:span><text:span text:style-name="T27">"CITY"</text:span><text:span text:style-name="T9">)</text:span></text:p>
      <text:p text:style-name="P34"><text:span text:style-name="T9"><text:tab/></text:span><text:span text:style-name="T28">private</text:span><text:span text:style-name="T9"> String </text:span><text:span text:style-name="T31">city</text:span><text:span text:style-name="T9"> = </text:span><text:span text:style-name="T28">null</text:span><text:span text:style-name="T9">;</text:span></text:p>
      <text:p text:style-name="P34"><text:span text:style-name="T9"><text:tab/></text:span><text:span text:style-name="T2">@Column</text:span><text:span text:style-name="T9">(name = </text:span><text:span text:style-name="T27">"ZIP_CODE"</text:span><text:span text:style-name="T9">)</text:span></text:p>
      <text:p text:style-name="P34"><text:span text:style-name="T9"><text:tab/></text:span><text:span text:style-name="T28">private</text:span><text:span text:style-name="T9"> String </text:span><text:span text:style-name="T31">zipCode</text:span><text:span text:style-name="T9"> = </text:span><text:span text:style-name="T28">null</text:span><text:span text:style-name="T9">;</text:span></text:p>
      <text:p text:style-name="P34"><text:span text:style-name="T9"><text:tab/></text:span><text:span text:style-name="T2">@ManyToOne</text:span></text:p>
      <text:p text:style-name="P34"><text:span text:style-name="T9"><text:tab/></text:span><text:span text:style-name="T2">@JoinColumn</text:span><text:span text:style-name="T9">(name = </text:span><text:span text:style-name="T27">"PERSON_ID"</text:span><text:span text:style-name="T9">)</text:span></text:p>
      <text:p text:style-name="P34"><text:span text:style-name="T9"><text:tab/></text:span><text:span text:style-name="T28">private</text:span><text:span text:style-name="T9"> Person </text:span><text:span text:style-name="T31">person</text:span><text:span text:style-name="T9"> = </text:span><text:span text:style-name="T28">null</text:span><text:span text:style-name="T9">;</text:span></text:p>
      <text:p text:style-name="P36"/>
      <text:p text:style-name="P34"><text:span text:style-name="T9"><text:tab/></text:span><text:span text:style-name="T2">@Column</text:span><text:span text:style-name="T9">(name = </text:span><text:span text:style-name="T27">"PERSON_ID"</text:span><text:span text:style-name="T9">, insertable = </text:span><text:span text:style-name="T28">false</text:span><text:span text:style-name="T9">, updatable = </text:span><text:span text:style-name="T28">false</text:span><text:span text:style-name="T9">)</text:span></text:p>
      <text:p text:style-name="P34"><text:soft-page-break/><text:span text:style-name="T9"><text:tab/></text:span><text:span text:style-name="T28">private</text:span><text:span text:style-name="T9"> Long </text:span><text:span text:style-name="T31">personId</text:span><text:span text:style-name="T9"> = </text:span><text:span text:style-name="T28">null</text:span><text:span text:style-name="T9">;</text:span></text:p>
      <text:p text:style-name="P38"/>
      <text:p text:style-name="P38"/>
      <text:p text:style-name="P42"/>
      <text:p text:style-name="P35"><text:span text:style-name="T10">Strategia </text:span><text:span text:style-name="T3">@Fetch</text:span><text:span text:style-name="T10">(FetchMode.</text:span><text:span text:style-name="T34">SELECT</text:span><text:span text:style-name="T10">)</text:span></text:p>
      <text:p text:style-name="P40"/>
      <text:p text:style-name="P37"><text:span text:style-name="T7">query → </text:span><text:span text:style-name="T8">getAll(); </text:span><text:span text:style-name="T7">Spring Jpa</text:span></text:p>
      <text:p text:style-name="P40"/>
      <text:p text:style-name="P35"><text:span text:style-name="T10">select person0_.id as id1_3_, person0_.firstName as firstNam2_3_, person0_.lastName as lastName3_3_ </text:span><text:span text:style-name="T17">from N_PERSON person0_ </text:span></text:p>
      <text:p text:style-name="P40"/>
      <text:p text:style-name="P35"><text:span text:style-name="T10">select addresses0_.PERSON_ID as PERSON3_3_1_, addresses0_.id as id1_2_1_, addresses0_.id as id1_2_0_, addresses0_.CITY as CITY2_2_0_, addresses0_.PERSON_ID as PERSON3_2_0_, addresses0_.ZIP_CODE as ZIP4_2_0_ </text:span><text:span text:style-name="T17">from N_Address addresses0</text:span><text:span text:style-name="T10">_ where addresses0_.PERSON_ID in </text:span><text:span text:style-name="T17">(4, 5) </text:span></text:p>
      <text:p text:style-name="P40"/>
      <text:p text:style-name="P40"/>
      <text:p text:style-name="P35"><text:span text:style-name="T10">select addresses0_.PERSON_ID as PERSON3_3_1_, addresses0_.id as id1_2_1_, addresses0_.id as id1_2_0_, addresses0_.CITY as CITY2_2_0_, addresses0_.PERSON_ID as PERSON3_2_0_, addresses0_.ZIP_CODE as ZIP4_2_0_ </text:span><text:span text:style-name="T17">from N_Address addresses0</text:span><text:span text:style-name="T10">_ where addresses0_.PERSON_ID=</text:span><text:span text:style-name="T17">6 </text:span></text:p>
      <text:p text:style-name="P40"/>
      <text:p text:style-name="P40"/>
      <text:p text:style-name="P40"/>
      <text:p text:style-name="P8">Strategia @Fetch(Select) to domyślna strategia , czemu person_id in (4,5) w drugim zapytania ?</text:p>
      <text:p text:style-name="P8">Bo batch_size <text:s/>= 2 jest domyślnie.</text:p>
      <text:p text:style-name="P8"/>
      <text:p text:style-name="P8"/>
      <text:p text:style-name="P12">Najlepiej dobrać batch_size tak jak wygląda paging na stronie czyli na 25 </text:p>
      <text:p text:style-name="P12"/>
      <text:p text:style-name="P12">logowania : </text:p>
      <text:p text:style-name="P43"># logs the SQL statements</text:p>
      <text:p text:style-name="Preformatted_20_Text">log4j.logger.org.hibernate.SQL=debug </text:p>
      <text:p text:style-name="Preformatted_20_Text"># Some more useful loggings</text:p>
      <text:p text:style-name="Preformatted_20_Text"># Logs SQL statements for id generation</text:p>
      <text:p text:style-name="Preformatted_20_Text">log4j.logger.org.hibernate.id=info </text:p>
      <text:p text:style-name="Preformatted_20_Text"># Logs the JDBC-Parameter which are passed to a query (very verboose)</text:p>
      <text:p text:style-name="Preformatted_20_Text">log4j.logger.org.hibernate.type=debug </text:p>
      <text:p text:style-name="Preformatted_20_Text"># Logs cache related activities</text:p>
      <text:p text:style-name="P52">log4j.logger.org.hibernate.cache=debug </text:p>
      <text:p text:style-name="P12">Książki i rozdziały – typowy problem n+1 jeden dla ksiązki select + n dla rozdziałów </text:p>
      <text:p text:style-name="P12">gorzej jak mamy n książek </text:p>
      <text:p text:style-name="P12"/>
      <text:p text:style-name="P47">for (Book book : books) { </text:p>
      <text:p text:style-name="Preformatted_20_Text"><text:s text:c="3"/>int totalLength = 0; </text:p>
      <text:p text:style-name="Preformatted_20_Text"><text:s text:c="3"/>for (Chapter chapter : book.getChapters()) { </text:p>
      <text:p text:style-name="Preformatted_20_Text"><text:s text:c="6"/>totalLength += (chapter.getContent() != null ? </text:p>
      <text:p text:style-name="Preformatted_20_Text"><text:s text:c="6"/>chapter.getContent().length() : 0); </text:p>
      <text:p text:style-name="Preformatted_20_Text"><text:s text:c="3"/>} </text:p>
      <text:p text:style-name="Preformatted_20_Text"><text:s text:c="3"/>log.info("Length of all chapters: " + totalLength); </text:p>
      <text:p text:style-name="P52">} </text:p>
      <text:p text:style-name="P13">1. Rozwiązanie problemu n +1 to zastosowanie batch size</text:p>
      <text:p text:style-name="P13"/>
      <text:p text:style-name="P44"><text:span text:style-name="Source_20_Text"><text:span text:style-name="T37">OneToMany(cascade = CascadeType.ALL) &lt;br&gt;</text:span></text:span><text:span text:style-name="T37">JoinColumn(nullable = false) </text:span></text:p>
      <text:p text:style-name="Preformatted_20_Text">@BatchSize(size = 4) </text:p>
      <text:p text:style-name="P52"><text:soft-page-break/>private Set&lt;Chapter&gt; chapters = new HashSet&lt;Chapter&gt;(); </text:p>
      <text:p text:style-name="P14"/>
      <text:p text:style-name="P14">Jeśli iterujemy po 10 książkach hibernate będzie zaciągał za 1x razem 4 ksiązki <text:s/>za 2x <text:s/>- 4 książki i za 3x ostatnie 2 w pojedyńczym zapytania.</text:p>
      <text:p text:style-name="P14"/>
      <text:p text:style-name="P14">Co widać na przykładzie wyżej.</text:p>
      <text:p text:style-name="P14"/>
      <text:p text:style-name="P14"/>
      <text:p text:style-name="P14"/>
      <text:p text:style-name="P15">Zmieńmy batch size -&gt;3 ;</text:p>
      <text:p text:style-name="P11"/>
      <text:p text:style-name="P1"><text:span text:style-name="T4">@Fetch</text:span><text:span text:style-name="T11">(FetchMode.</text:span><text:span text:style-name="T35">SELECT</text:span><text:span text:style-name="T11">)</text:span></text:p>
      <text:p text:style-name="P1"><text:span text:style-name="T5">@BatchSize</text:span><text:span text:style-name="T18">(size = 3</text:span><text:span text:style-name="T20">)</text:span></text:p>
      <text:p text:style-name="P1"><text:span text:style-name="T29">private</text:span><text:span text:style-name="T11"> List&lt;Address&gt; </text:span><text:span text:style-name="T32">addresses</text:span><text:span text:style-name="T11"> = </text:span><text:span text:style-name="T29">new</text:span><text:span text:style-name="T11"> </text:span><text:span text:style-name="T15">ArrayList</text:span><text:span text:style-name="T11">&lt;Address&gt;();</text:span></text:p>
      <text:p text:style-name="P16"/>
      <text:p text:style-name="P17">wynik : </text:p>
      <text:p text:style-name="P17">select person0_.id as id1_3_, person0_.firstName as firstNam2_3_, person0_.lastName as lastName3_3_ from N_PERSON person0_ </text:p>
      <text:p text:style-name="P17"/>
      <text:p text:style-name="P1"><text:span text:style-name="T12">select addresses0_.PERSON_ID as PERSON3_3_1_, addresses0_.id as id1_2_1_, addresses0_.id as id1_2_0_, addresses0_.CITY as CITY2_2_0_, addresses0_.PERSON_ID as PERSON3_2_0_, addresses0_.ZIP_CODE as ZIP4_2_0_ from N_Address addresses0_ where addresses0_.</text:span><text:span text:style-name="T38">PERSON_ID in (4, 5, 6</text:span><text:span text:style-name="T12">)</text:span></text:p>
      <text:p text:style-name="P17"/>
      <text:p text:style-name="P2"><text:span text:style-name="T13">dla </text:span><text:span text:style-name="T5">@BatchSize</text:span><text:span text:style-name="T20">(size = 1) <text:s/>mielibyśmy 3 zapytania o adres typowy problem n+1 na przykładzie.</text:span></text:p>
      <text:p text:style-name="P18"/>
      <text:p text:style-name="P61"/>
      <text:p text:style-name="P18">Strategia 2 </text:p>
      <text:p text:style-name="P2"><text:span text:style-name="T4">@Fetch</text:span><text:span text:style-name="T11">(FetchMode.</text:span><text:span text:style-name="T35">SELECT</text:span><text:span text:style-name="T11">)</text:span></text:p>
      <text:p text:style-name="P2"><text:span text:style-name="T5">@BatchSize</text:span><text:span text:style-name="T18">(size = </text:span><text:span text:style-name="T20">1)</text:span></text:p>
      <text:p text:style-name="P2"><text:span text:style-name="T30">private</text:span><text:span text:style-name="T19"> List&lt;Address&gt; </text:span><text:span text:style-name="T36">addresses</text:span><text:span text:style-name="T19"> = </text:span><text:span text:style-name="T30">new</text:span><text:span text:style-name="T19"> </text:span><text:span text:style-name="T16">ArrayList</text:span><text:span text:style-name="T19">&lt;Address&gt;();</text:span></text:p>
      <text:p text:style-name="P19"/>
      <text:p text:style-name="P18">Dostajemy już jedno zapytanie o address :</text:p>
      <text:p text:style-name="P18"/>
      <text:p text:style-name="P18">select person0_.id as id1_3_, person0_.firstName as firstNam2_3_, person0_.lastName as lastName3_3_ from N_PERSON person0_ </text:p>
      <text:p text:style-name="P18"/>
      <text:p text:style-name="P2"><text:span text:style-name="T20">select addresses0_.PERSON_ID as PERSON3_3_1_, addresses0_.id as id1_2_1_, addresses0_.id as id1_2_0_, addresses0_.CITY as CITY2_2_0_, addresses0_.PERSON_ID as PERSON3_2_0_, addresses0_.ZIP_CODE as ZIP4_2_0_ from N_Address addresses0_ where addresses0_.PERSON_ID </text:span><text:span text:style-name="T39">in (select person0_.id from N_PERSON person0_)</text:span></text:p>
      <text:p text:style-name="P31"/>
      <text:p text:style-name="P31"/>
      <text:p text:style-name="P31"/>
      <text:p text:style-name="P31"/>
      <text:p text:style-name="P31"/>
      <text:p text:style-name="P31"/>
      <text:p text:style-name="P3"><text:span text:style-name="T40">2.Rozwiązanie problemu n+1 <text:s/></text:span><text:span text:style-name="T43">redukcja do </text:span><text:span text:style-name="Source_20_Text"><text:span text:style-name="T44">N/batch_size +1</text:span></text:span><text:span text:style-name="T40">-query </text:span></text:p>
      <text:p text:style-name="P31"/>
      <text:p text:style-name="P48">List&lt;Book&gt; books = session.createQuery( </text:p>
      <text:p text:style-name="Preformatted_20_Text"><text:s text:c="3"/>“select b from Book b left join fetch b.chapters where b.name like ?”) </text:p>
      <text:p text:style-name="P46"><text:s text:c="3"/>.setString(0, "Java“) </text:p>
      <text:p text:style-name="P53"><text:s text:c="3"/>.setResultTransformer(Criteria.DISTINCT_ROOT_ENTITY).list(); </text:p>
      <text:p text:style-name="P54"><text:soft-page-break/>Lub za pomocą Criteria:</text:p>
      <text:p text:style-name="P52">List&lt;Book&gt; books = session.createCriteria(Book.class) </text:p>
      <text:p text:style-name="Preformatted_20_Text"><text:s text:c="3"/>.setFetchMode(”chapters", org.hibernate.FetchMode.JOIN) </text:p>
      <text:p text:style-name="Preformatted_20_Text"><text:s text:c="3"/>.add(Restrictions.like(“name”, “Java”, MatchMode.START)) </text:p>
      <text:p text:style-name="P52"><text:s text:c="3"/>.setResultTransformer(Criteria.DISTINCT_ROOT_ENTITY).list(); </text:p>
      <text:p text:style-name="P55">Teraz wydajność jest dobra ale pamiętajmy , że ładujemy wszystko do pamięci.</text:p>
      <text:p text:style-name="P56">Ostatecznie nie możemy używać join fetch dla wielu kolekcji ponieważ błyskawicznie tworzymy kartezjana !! Złączenie będzie zawierało wszystkie możliwe kombinacje.</text:p>
      <text:p text:style-name="P60"/>
      <text:p text:style-name="P56"/>
      <text:p text:style-name="P3"><text:span text:style-name="T6">@BatchSize</text:span><text:span text:style-name="T9">(size = 1)</text:span></text:p>
      <text:p text:style-name="P34"><text:span text:style-name="T2">@Fetch</text:span><text:span text:style-name="T9">(FetchMode.</text:span><text:span text:style-name="T33">JOIN</text:span><text:span text:style-name="T9">)</text:span></text:p>
      <text:p text:style-name="P34"><text:span text:style-name="T28">private</text:span><text:span text:style-name="T9"> List&lt;Address&gt; </text:span><text:span text:style-name="T31">addresses</text:span><text:span text:style-name="T9"> = </text:span><text:span text:style-name="T28">new</text:span><text:span text:style-name="T9"> </text:span><text:span text:style-name="T14">ArrayList</text:span><text:span text:style-name="T9">&lt;Address&gt;();</text:span></text:p>
      <text:p text:style-name="P32"/>
      <text:p text:style-name="P32"/>
      <text:p text:style-name="P20">Hibernate: </text:p>
      <text:p text:style-name="P38"><text:s text:c="4"/>select * from</text:p>
      <text:p text:style-name="P38"><text:s text:c="8"/>N_PERSON person0_</text:p>
      <text:p text:style-name="P38">Hibernate: </text:p>
      <text:p text:style-name="P38"><text:s text:c="4"/>select</text:p>
      <text:p text:style-name="P38"><text:s text:c="8"/>* from</text:p>
      <text:p text:style-name="P38"><text:s text:c="8"/>N_Address addresses0_ </text:p>
      <text:p text:style-name="P38"><text:s text:c="4"/>where</text:p>
      <text:p text:style-name="P38"><text:s text:c="8"/>addresses0_.PERSON_ID=?</text:p>
      <text:p text:style-name="P38">Hibernate: </text:p>
      <text:p text:style-name="P39"><text:s text:c="4"/>select</text:p>
      <text:p text:style-name="P39"><text:s text:c="8"/>* from</text:p>
      <text:p text:style-name="P39"><text:s text:c="8"/>N_Address addresses0_ </text:p>
      <text:p text:style-name="P39"><text:s text:c="4"/>where</text:p>
      <text:p text:style-name="P39"><text:s text:c="8"/>addresses0_.PERSON_ID=?</text:p>
      <text:p text:style-name="P38">Hibernate: </text:p>
      <text:p text:style-name="P39"><text:s text:c="4"/>select</text:p>
      <text:p text:style-name="P39"><text:s text:c="8"/>* from</text:p>
      <text:p text:style-name="P39"><text:s text:c="8"/>N_Address addresses0_ </text:p>
      <text:p text:style-name="P39"><text:s text:c="4"/>where</text:p>
      <text:p text:style-name="P39"><text:s text:c="8"/>addresses0_.PERSON_ID=?</text:p>
      <text:p text:style-name="P32"/>
      <text:p text:style-name="P32"/>
      <text:p text:style-name="P62"/>
      <text:p text:style-name="P4"><text:span text:style-name="T41">Zapytanie <text:s/>z join fetch <text:s/></text:span><text:span text:style-name="T42">→ <text:s/>Select distinct(p) From Person p LEFT JOIN FETCH p.addresses</text:span></text:p>
      <text:p text:style-name="P33"/>
      <text:p text:style-name="P33"/>
      <text:p text:style-name="P33"/>
      <text:p text:style-name="P33"/>
      <text:p text:style-name="P33"/>
      <text:p text:style-name="P33"/>
      <text:p text:style-name="P33"/>
      <text:p text:style-name="P33"/>
      <text:p text:style-name="P33"/>
      <text:p text:style-name="P33"><text:soft-page-break/></text:p>
      <text:p text:style-name="P21">Hibernate: </text:p>
      <text:p text:style-name="P38"><text:s text:c="4"/>select</text:p>
      <text:p text:style-name="P38"><text:s text:c="8"/>distinct person0_.id as id1_3_0_,</text:p>
      <text:p text:style-name="P38"><text:s text:c="8"/>addresses1_.id as id1_2_0__ </text:p>
      <text:p text:style-name="P38"><text:s text:c="4"/>from</text:p>
      <text:p text:style-name="P38"><text:s text:c="8"/>N_PERSON person0_ </text:p>
      <text:p text:style-name="P38"><text:s text:c="4"/>left outer join</text:p>
      <text:p text:style-name="P38"><text:s text:c="8"/>N_Address addresses1_ </text:p>
      <text:p text:style-name="P38"><text:s text:c="12"/>on person0_.id=addresses1_.PERSON_ID</text:p>
      <text:p text:style-name="P33"/>
      <text:p text:style-name="P33"/>
      <text:p text:style-name="P21">select distinct person0_.id as id1_3_0_, addresses1_.id as id1_2_1_, person0_.firstName as firstNam2_3_0_, person0_.lastName as lastName3_3_0_, addresses1_.CITY as CITY2_2_1_, addresses1_.PERSON_ID as PERSON3_2_1_, addresses1_.ZIP_CODE as ZIP4_2_1_, addresses1_.PERSON_ID as PERSON3_3_0__, addresses1_.id as id1_2_0__ from N_PERSON person0_ left outer join N_Address addresses1_ on person0_.id=addresses1_.PERSON_ID </text:p>
      <text:p text:style-name="P63"/>
      <text:p text:style-name="P22"/>
      <text:p text:style-name="P22"/>
      <text:p text:style-name="P23">Problem : chcemy wyświetlić raport : </text:p>
      <text:p text:style-name="P23">autor książki , ilość książek przez niego napisanych oraz całkowita liczba rozdziałów tych książek</text:p>
      <text:p text:style-name="P23"/>
      <text:p text:style-name="P24">Jeśli baza zawiera 10 autorów z 10 książkami każdy oraz każda książka ma 10 rozdziałów to wyjdzie nam w rachunku 1000 elementów w pamięci .</text:p>
      <text:p text:style-name="P24"/>
      <text:p text:style-name="P5"><text:span text:style-name="T21">Podczas gdy nas interesuje 10 Stringów – autor – 20 Integer – ksiazki + rozd</text:span><text:span text:style-name="T22">ziały</text:span></text:p>
      <text:p text:style-name="P25"/>
      <text:p text:style-name="P26">HQL : </text:p>
      <text:p text:style-name="P25"/>
      <text:p text:style-name="P49">select a.name, " +&lt;br&gt; "count(b) as totalBooks, count(c) as totalChapters " +&lt;br&gt; "from Author a</text:p>
      <text:p text:style-name="P49">join a.books b </text:p>
      <text:p text:style-name="P49">join b.chapters c </text:p>
      <text:p text:style-name="P49">group by a.name").list();</text:p>
      <text:p text:style-name="P49">for(Object[] objects:authorReportObjects){</text:p>
      <text:p text:style-name="P49">&lt;br&gt; <text:s text:c="3"/></text:p>
      <text:p text:style-name="P49">log.info(String.format("Report: Author %s, total books %d, total chapters %d", objects[0], objects[1], objects[2]));&lt;br&gt; <text:s text:c="7"/></text:p>
      <text:p text:style-name="P49">}</text:p>
      <text:p text:style-name="P25"/>
      <text:p text:style-name="P5"><text:span text:style-name="T21"><text:s/></text:span><text:span text:style-name="T23">Alternatywa to dynamicznie wypełnić klasę : </text:span></text:p>
      <text:p text:style-name="P27"/>
      <text:p text:style-name="P28">Podejście z konstruktorem : </text:p>
      <text:p text:style-name="P28"/>
      <text:p text:style-name="P50">List&lt;AuthorReport&gt; authorReports = session</text:p>
      <text:p text:style-name="Preformatted_20_Text"><text:s text:c="3"/>.createQuery("select new de.laliluna.other.query.AuthorReport(a.id, a.name, " </text:p>
      <text:p text:style-name="Preformatted_20_Text"><text:s text:c="3"/>"count(b), count©) " +</text:p>
      <text:p text:style-name="Preformatted_20_Text"><text:s text:c="3"/>“from Author a join a.books b join b.chapters c group by a.id,a.name”).list();</text:p>
      <text:p text:style-name="Preformatted_20_Text">for (AuthorReport authorReport : authorReports) {</text:p>
      <text:p text:style-name="Preformatted_20_Text"><text:s text:c="3"/>log.info(authorReport);</text:p>
      <text:p text:style-name="P52">}</text:p>
      <text:p text:style-name="P57"/>
      <text:p text:style-name="P58"><text:soft-page-break/>Podejście z AliasToBeanResultTransformer</text:p>
      <text:p text:style-name="P50">List&lt;AuthorReport&gt; authorReports = session</text:p>
      <text:p text:style-name="Preformatted_20_Text"><text:s text:c="2"/>.createQuery("select a.name as name, count(b) as totalBooks, count© as totalChapters " +</text:p>
      <text:p text:style-name="Preformatted_20_Text"><text:s text:c="8"/>“from Author a join a.books b join b.chapters c group by a.name”)</text:p>
      <text:p text:style-name="Preformatted_20_Text"><text:s text:c="8"/>.setResultTransformer(new AliasToBeanResultTransformer(AuthorReport.class)).list();</text:p>
      <text:p text:style-name="Preformatted_20_Text">for (AuthorReport authorReport : authorReports) {</text:p>
      <text:p text:style-name="Preformatted_20_Text"><text:s/>log.info(authorReport);</text:p>
      <text:p text:style-name="P59">}</text:p>
      <text:p text:style-name="P6"><text:span text:style-name="T24">Use </text:span><text:span text:style-name="Strong_20_Emphasis"><text:span text:style-name="Teletype"><text:span text:style-name="T26">lazy="extra"</text:span></text:span></text:span><text:span text:style-name="T24"> on collections for "smart" collection behavior, i.e. some collection operations such as </text:span><text:span text:style-name="Teletype"><text:span text:style-name="T26">size()</text:span></text:span><text:span text:style-name="T24">, </text:span><text:span text:style-name="Teletype"><text:span text:style-name="T26">contains()</text:span></text:span><text:span text:style-name="T24">, </text:span><text:span text:style-name="Teletype"><text:span text:style-name="T26">get()</text:span></text:span><text:span text:style-name="T24">, etc. do not trigger collection initialization. This is only sensible for very large collections.</text:span></text:p>
      <text:p text:style-name="P29"/>
      <text:p text:style-name="P29"/>
      <text:p text:style-name="P29"/>
      <text:p text:style-name="P29"/>
      <text:p text:style-name="P68"/>
      <text:p text:style-name="P69"/>
      <text:p text:style-name="P69">Dynamic Queries → Zapytania tworzone w runtime </text:p>
      <text:p text:style-name="P69"/>
      <text:p text:style-name="P69">Zalety : </text:p>
      <text:p text:style-name="P69">nie wiemy jak zapytanie do końca ma wyglądać , pod czas runtime zbierane dane i tworzone warunki zapytania.</text:p>
      <text:p text:style-name="P69"/>
      <text:p text:style-name="P69">Wady: </text:p>
      <text:p text:style-name="P69">Koszt związany z tłumaczeniem JPQL na SQL za każdym razem kiedy zapytanie jest wywoływane . Większość providers próbuje cache'ować SQL query wygenerowane przez <text:s text:c="2"/>dynamiczne zapytania , ale nie zawsze im się to udaje. Trudności występują podczas konkadenacji związanych parametrów.</text:p>
      <text:p text:style-name="P69"/>
      <text:p text:style-name="P51"><text:s/>public long queryFinancialRecordsOfDept(String deptName, String companyName) { </text:p>
      <text:p text:style-name="Preformatted_20_Text"><text:s text:c="8"/>String query = "SELECT d.records " + </text:p>
      <text:p text:style-name="Preformatted_20_Text"><text:s text:c="23"/>"FROM Department d " + </text:p>
      <text:p text:style-name="Preformatted_20_Text"><text:s text:c="23"/>"WHERE d.name = '" + deptName + <text:s/></text:p>
      <text:p text:style-name="Preformatted_20_Text"><text:s text:c="23"/>"' AND " + </text:p>
      <text:p text:style-name="Preformatted_20_Text"><text:s text:c="23"/>" <text:s text:c="5"/>d.company.name = '" + companyName + "'"; </text:p>
      <text:p text:style-name="Preformatted_20_Text"><text:s text:c="8"/>return em.createQuery(query, Long.class).getSingleResult(); </text:p>
      <text:p text:style-name="P52"><text:s text:c="4"/>} </text:p>
      <text:p text:style-name="P70">w przykładzie wyżej konkadencji podlegają deptName i companyName jako Stringi. </text:p>
      <text:p text:style-name="P70">Za każdym razem kiedy zapytanie jest wywoływane nowe query jest na nowo generowane. Jeśli masz dużo takich zapytań lub są często wywoływane możesz mieć problemy z wydajnością .</text:p>
      <text:p text:style-name="P70"/>
      <text:p text:style-name="P30"><text:span text:style-name="T46">Kiedy string jest konkadenowany tworzony jest nowy obiekt to wymaga więcej pamieci , cykli procesora oraz odśmiecania GC – to też ma wpływ na wydajność.</text:span></text:p>
      <text:p text:style-name="P71"/>
      <text:p text:style-name="P71"/>
      <text:p text:style-name="P72">3 problem to SQL injection.</text:p>
      <text:p text:style-name="P72"/>
      <text:p text:style-name="P72"/>
      <text:p text:style-name="P73">Kiedy używamy biding parameters wtedy zapytanie będzie cacho'wane.</text:p>
      <text:p text:style-name="P73">Następna korzyść używania Named/Positional Parameters jest serializowanie zapytań używanych przez JDBC API . </text:p>
      <text:p text:style-name="P73"/>
      <text:p text:style-name="P73"/>
      <text:p text:style-name="P79"><text:soft-page-break/>public long queryFinancialRecordsOfDept(String deptName, String companyName) { </text:p>
      <text:p text:style-name="Preformatted_20_Text"><text:s text:c="8"/>String query = "SELECT d.records " + </text:p>
      <text:p text:style-name="Preformatted_20_Text"><text:s text:c="24"/>"FROM Department d " + </text:p>
      <text:p text:style-name="Preformatted_20_Text"><text:s text:c="25"/>"WHERE d.name = :deptName + <text:s/></text:p>
      <text:p text:style-name="Preformatted_20_Text"><text:s text:c="26"/>"AND d.company.name = :compName;</text:p>
      <text:p text:style-name="Preformatted_20_Text"><text:s text:c="8"/>return em.createQuery(query,Long.class)</text:p>
      <text:p text:style-name="Preformatted_20_Text"><text:s text:c="17"/>.setParameter("deptName" , deptName)</text:p>
      <text:p text:style-name="Preformatted_20_Text"><text:s text:c="17"/>.setParameter("compName" , companyName)</text:p>
      <text:p text:style-name="Preformatted_20_Text"><text:s text:c="17"/>.getSingleResult(); </text:p>
      <text:p text:style-name="Preformatted_20_Text"><text:s text:c="4"/>} </text:p>
      <text:p text:style-name="Preformatted_20_Text"/>
      <text:p text:style-name="P52">}</text:p>
      <text:p text:style-name="P73"/>
      <text:h text:style-name="P66" text:outline-level="2"><text:span text:style-name="T47">Named Queries – sprawdzane podczas deploymentu , łatwiejsze do przeczytania, utrzymania oraz wydajnosciowo </text:span></text:h>
      <text:p text:style-name="P74"/>
      <text:p text:style-name="P75">Persistence Provider bedzię konwertował named query z JPQL do SQL podczas deploymentu i będzie cache'ował na potem . Konkadenacja będzie miała tylko narzut podczas deploymentu . </text:p>
      <text:p text:style-name="P75">Unique name !</text:p>
      <text:p text:style-name="P77"/>
      <text:p text:style-name="P65"><text:span text:style-name="Emphasis"><text:span text:style-name="T48">T</text:span></text:span><text:span text:style-name="Emphasis"><text:span text:style-name="T49">he advantages of using a @NamedNativeQuery are:</text:span></text:span></text:p>
      <text:list xml:id="list3729552258703869527" text:style-name="L1">
        <text:list-item>
          <text:p text:style-name="P78">Easy to maintain the code: every query is on the class, if a class update an attribute it will be easier to update the query.</text:p>
        </text:list-item>
        <text:list-item>
          <text:p text:style-name="P78">Helps on a better performance: Once your query is already declared the JPA will map it and keep its syntax on the memory. The JPA will not need to “parse” you query every time that your project use it.</text:p>
        </text:list-item>
        <text:list-item>
          <text:p text:style-name="P76">Raises your code reutilization: Once you declare a @NamedNativeQuery you must provide the “name” parameter with a value and this name must be unique to the Persistence Unit scope (you set this value in the “persistence.xml” and it is used by the EntityManager).</text:p>
        </text:list-item>
      </text:list>
      <text:p text:style-name="P65"><text:span text:style-name="Emphasis"/></text:p>
      <text:p text:style-name="P65"><text:span text:style-name="Emphasis"/></text:p>
      <text:p text:style-name="P45"><text:span text:style-name="Emphasis">@Entity</text:span></text:p>
      <text:p text:style-name="Preformatted_20_Text">@NamedQueries({</text:p>
      <text:p text:style-name="Preformatted_20_Text"><text:s/>@NamedQuery(name='Person.findByName', query='select p from Person p where p.name = :name'),</text:p>
      <text:p text:style-name="Preformatted_20_Text"><text:s/>@NamedQuery(name='Person.findByAge', query='select p from Person p where p.age = :age')</text:p>
      <text:p text:style-name="Preformatted_20_Text">})</text:p>
      <text:p text:style-name="Preformatted_20_Text"/>
      <text:p text:style-name="Preformatted_20_Text">@NamedNativeQuery(name='Person.findByNameNative', query='select id, name, age from person where name = :name')</text:p>
      <text:p text:style-name="Preformatted_20_Text">public class Person {</text:p>
      <text:p text:style-name="Preformatted_20_Text"/>
      <text:p text:style-name="Preformatted_20_Text"><text:s/>public static final String FIND_BY_NAME = 'Person.findByName';</text:p>
      <text:p text:style-name="P52"><text:s/>public static final String FIND_BY_AGE = 'Person.findByAge';</text:p>
      <text:p text:style-name="P65"><text:span text:style-name="Emphasis"/></text:p>
      <text:p text:style-name="P64"/>
      <text:p text:style-name="P74"><text:soft-page-break/></text:p>
      <text:p text:style-name="P73"><text:s/></text:p>
      <text:p text:style-name="P71"/>
      <text:p text:style-name="P7"><text:span text:style-name="T25"><text:s/></text:span><text:span text:style-name="T45">@Entity</text:span></text:p>
      <text:p text:style-name="Preformatted_20_Text">@NamedQueries({</text:p>
      <text:p text:style-name="Preformatted_20_Text"><text:s text:c="2"/>@NamedQuery(name='Person.findByName', query='select p from Person p where p.name = :name'),</text:p>
      <text:p text:style-name="Preformatted_20_Text"><text:s text:c="2"/>@NamedQuery(name='Person.findByAge', query='select p from Person p where p.age = :age')})</text:p>
      <text:p text:style-name="Preformatted_20_Text">})</text:p>
      <text:p text:style-name="Preformatted_20_Text">@SqlResultSetMappings({</text:p>
      <text:p text:style-name="Preformatted_20_Text"><text:s/>@SqlResultSetMapping(name='personAndAdress',</text:p>
      <text:p text:style-name="Preformatted_20_Text"><text:s text:c="3"/>entities={</text:p>
      <text:p text:style-name="Preformatted_20_Text"><text:s text:c="4"/>@EntityResult(entityClass=Person.class),</text:p>
      <text:p text:style-name="Preformatted_20_Text"><text:s text:c="4"/>@EntityResult(entityClass=Address.class,</text:p>
      <text:p text:style-name="Preformatted_20_Text"><text:s text:c="5"/>fields={</text:p>
      <text:p text:style-name="Preformatted_20_Text"><text:s text:c="6"/>@FieldResult(name='id', column='ADDRESS_ID')</text:p>
      <text:p text:style-name="Preformatted_20_Text"><text:s text:c="5"/>}</text:p>
      <text:p text:style-name="Preformatted_20_Text"><text:s text:c="4"/>)</text:p>
      <text:p text:style-name="Preformatted_20_Text"><text:s text:c="2"/>}),</text:p>
      <text:p text:style-name="Preformatted_20_Text"><text:s/>@SqlResultSetMapping(name='personWithDogAmount',</text:p>
      <text:p text:style-name="Preformatted_20_Text"><text:s text:c="2"/>entities={@EntityResult(entityClass=Person.class)},</text:p>
      <text:p text:style-name="Preformatted_20_Text"><text:s text:c="2"/>columns={@ColumnResult(name='dogAmount')}</text:p>
      <text:p text:style-name="Preformatted_20_Text"><text:s/>)</text:p>
      <text:p text:style-name="Preformatted_20_Text">})</text:p>
      <text:p text:style-name="Preformatted_20_Text">public class Person {</text:p>
      <text:p text:style-name="Preformatted_20_Text"/>
      <text:p text:style-name="Preformatted_20_Text"><text:s/>public static final String FIND_BY_NAME = 'Person.findByName';</text:p>
      <text:p text:style-name="Preformatted_20_Text"><text:s/>public static final String FIND_BY_AGE = 'Person.findByAge';</text:p>
      <text:p text:style-name="Preformatted_20_Text"><text:s/>public static final String MAPPING_PERSON_AND_ADDRESS = 'personAndAdress';</text:p>
      <text:p text:style-name="Preformatted_20_Text"><text:s/>public static final String MAPPING_DOG_AMOUNT = 'personWithDogAmount';</text:p>
      <text:p text:style-name="Preformatted_20_Text"/>
      <text:p text:style-name="Preformatted_20_Text"><text:s/>@Id</text:p>
      <text:p text:style-name="Preformatted_20_Text"><text:s/>@GeneratedValue(strategy = GenerationType.AUTO)</text:p>
      <text:p text:style-name="Preformatted_20_Text"><text:s/>private int id;</text:p>
      <text:p text:style-name="Preformatted_20_Text"/>
      <text:p text:style-name="Preformatted_20_Text"><text:s/>// get and set</text:p>
      <text:p text:style-name="P52">}</text:p>
      <text:p text:style-name="P80">public class Page09 {</text:p>
      <text:p text:style-name="Preformatted_20_Text"><text:s/>public static void main(String[] args) {</text:p>
      <text:p text:style-name="Preformatted_20_Text"><text:s text:c="2"/>CodeGenerator.startConnection();</text:p>
      <text:p text:style-name="Preformatted_20_Text"/>
      <text:p text:style-name="Preformatted_20_Text"><text:s text:c="2"/>CodeGenerator.generateData();</text:p>
      <text:p text:style-name="Preformatted_20_Text"/>
      <text:p text:style-name="Preformatted_20_Text"><text:s text:c="2"/>EntityManager em = CodeGenerator.getEntityManager();</text:p>
      <text:p text:style-name="Preformatted_20_Text"/>
      <text:p text:style-name="Preformatted_20_Text"><text:s text:c="2"/>Query query = em.createNativeQuery('select id, name, age, a.id as ADDRESS_ID, houseNumber, streetName ' +</text:p>
      <text:p text:style-name="Preformatted_20_Text"><text:s text:c="13"/>'from person p join address a on a.id = p.address_id where p.id = 1',</text:p>
      <text:p text:style-name="Preformatted_20_Text"><text:s text:c="13"/>Person.MAPPING_PERSON_AND_ADDRESS);</text:p>
      <text:p text:style-name="Preformatted_20_Text"/>
      <text:p text:style-name="Preformatted_20_Text"><text:s text:c="2"/>Object[] result = (Object[]) query.getSingleResult();</text:p>
      <text:p text:style-name="Preformatted_20_Text"/>
      <text:p text:style-name="Preformatted_20_Text"><text:s text:c="2"/>Person personWithAdress = (Person) result[0];</text:p>
      <text:p text:style-name="Preformatted_20_Text"><text:s text:c="2"/>Address address = (Address) result[1];</text:p>
      <text:p text:style-name="Preformatted_20_Text"/>
      <text:p text:style-name="Preformatted_20_Text"><text:s text:c="2"/>System.out.println(personWithAdress.getName() + ' lives at ' + <text:soft-page-break/>address.getStreetName());</text:p>
      <text:p text:style-name="Preformatted_20_Text"/>
      <text:p text:style-name="Preformatted_20_Text"><text:s text:c="2"/>query = em.createNativeQuery('select p.id, p.name, count(0) as dogAmount ' +</text:p>
      <text:p text:style-name="Preformatted_20_Text"><text:s text:c="16"/>'from person p join dog d on p.id = d.person_id where name = 'Mark' ' +</text:p>
      <text:p text:style-name="Preformatted_20_Text"><text:s text:c="16"/>'group by p.id, p.name',</text:p>
      <text:p text:style-name="Preformatted_20_Text"><text:s text:c="13"/>Person.MAPPING_DOG_AMOUNT);</text:p>
      <text:p text:style-name="Preformatted_20_Text"/>
      <text:p text:style-name="Preformatted_20_Text"><text:s text:c="2"/>result = (Object[]) query.getSingleResult();</text:p>
      <text:p text:style-name="Preformatted_20_Text"/>
      <text:p text:style-name="Preformatted_20_Text"><text:s text:c="2"/>Person person = (Person) result[0];</text:p>
      <text:p text:style-name="Preformatted_20_Text"><text:s text:c="2"/>BigInteger total = (BigInteger) result[1];</text:p>
      <text:p text:style-name="Preformatted_20_Text"/>
      <text:p text:style-name="Preformatted_20_Text"><text:s text:c="2"/>System.out.println(person.getName() + ' has ' + total + ' dogs');</text:p>
      <text:p text:style-name="Preformatted_20_Text"/>
      <text:p text:style-name="Preformatted_20_Text"><text:s text:c="2"/>CodeGenerator.closeConnection();</text:p>
      <text:p text:style-name="Preformatted_20_Text"><text:s/>}</text:p>
      <text:p text:style-name="P52">}</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ff9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 text:c="58"/><text:span text:style-name="MT1">Hibernate performance + problem n+1</text:span> <text:s text:c="1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lawek borowiec</meta:initial-creator>
    <meta:creation-date>2013-06-18T23:22:49</meta:creation-date>
    <dc:date>2013-06-19T22:13:46</dc:date>
    <dc:creator>slawek borowiec</dc:creator>
    <meta:editing-duration>PT1H5M47S</meta:editing-duration>
    <meta:editing-cycles>43</meta:editing-cycles>
    <meta:generator>LibreOffice/4.2.8.2$Linux_X86_64 LibreOffice_project/420m0$Build-2</meta:generator>
    <meta:document-statistic meta:table-count="0" meta:image-count="0" meta:object-count="0" meta:page-count="9" meta:paragraph-count="273" meta:word-count="1693" meta:character-count="14000" meta:non-whitespace-character-count="11538"/>
  </office:meta>
</office:document-meta>
</file>